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, Helvetica, sans-serif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37e4c"/>
    </style:style>
    <style:style style:name="P52" style:family="paragraph" style:parent-style-name="Standard">
      <style:text-properties officeooo:paragraph-rsid="0d17169e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8c21b9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dc75ecf"/>
    </style:style>
    <style:style style:name="P62" style:family="paragraph" style:parent-style-name="Standard">
      <style:text-properties officeooo:paragraph-rsid="0dc8ca39"/>
    </style:style>
    <style:style style:name="P63" style:family="paragraph" style:parent-style-name="Standard">
      <style:text-properties officeooo:paragraph-rsid="0dd5b7dc"/>
    </style:style>
    <style:style style:name="P64" style:family="paragraph" style:parent-style-name="Standard">
      <style:text-properties officeooo:paragraph-rsid="0dd73527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0dd9c2"/>
    </style:style>
    <style:style style:name="P75" style:family="paragraph" style:parent-style-name="Standard">
      <style:text-properties officeooo:paragraph-rsid="0e0e55f6"/>
    </style:style>
    <style:style style:name="P76" style:family="paragraph" style:parent-style-name="Standard">
      <style:text-properties officeooo:paragraph-rsid="0e1139eb"/>
    </style:style>
    <style:style style:name="P77" style:family="paragraph" style:parent-style-name="Standard">
      <style:text-properties officeooo:paragraph-rsid="0e15127b"/>
    </style:style>
    <style:style style:name="P78" style:family="paragraph" style:parent-style-name="Footnote">
      <style:text-properties officeooo:rsid="043ccc66" officeooo:paragraph-rsid="0c397b0b"/>
    </style:style>
    <style:style style:name="P79" style:family="paragraph" style:parent-style-name="Footnote">
      <style:text-properties officeooo:paragraph-rsid="0cfb8404"/>
    </style:style>
    <style:style style:name="P80" style:family="paragraph" style:parent-style-name="Footnote">
      <style:text-properties officeooo:paragraph-rsid="0d4c0055"/>
    </style:style>
    <style:style style:name="P81" style:family="paragraph" style:parent-style-name="Footnote">
      <style:text-properties officeooo:paragraph-rsid="0d5dc5cc"/>
    </style:style>
    <style:style style:name="P82" style:family="paragraph" style:parent-style-name="Footnote">
      <style:text-properties officeooo:paragraph-rsid="0dd16467"/>
    </style:style>
    <style:style style:name="P83" style:family="paragraph" style:parent-style-name="Footnote">
      <style:text-properties officeooo:paragraph-rsid="0de5d71d"/>
    </style:style>
    <style:style style:name="P84" style:family="paragraph" style:parent-style-name="Footnote">
      <style:text-properties officeooo:paragraph-rsid="0de71249"/>
    </style:style>
    <style:style style:name="P85" style:family="paragraph" style:parent-style-name="Footnote">
      <style:text-properties officeooo:paragraph-rsid="04473353"/>
    </style:style>
    <style:style style:name="P86" style:family="paragraph" style:parent-style-name="Footnote">
      <style:text-properties officeooo:paragraph-rsid="0e24c429"/>
    </style:style>
    <style:style style:name="P8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86d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2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3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4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4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2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3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4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05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06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09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0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1" style:family="text">
      <style:text-properties fo:color="#000000" style:font-name="Ubuntu3" fo:font-size="12pt" style:font-size-asian="12pt" style:font-size-complex="12pt"/>
    </style:style>
    <style:style style:name="T312" style:family="text">
      <style:text-properties fo:color="#000000" style:font-name="Ubuntu3" fo:font-size="12pt" officeooo:rsid="004804ae" style:font-size-asian="12pt" style:font-size-complex="12pt"/>
    </style:style>
    <style:style style:name="T313" style:family="text">
      <style:text-properties fo:color="#000000" style:font-name="Ubuntu3" fo:font-size="12pt" officeooo:rsid="0d21a97c" style:font-size-asian="12pt" style:font-size-complex="12pt"/>
    </style:style>
    <style:style style:name="T314" style:family="text">
      <style:text-properties fo:color="#000000" style:font-name="Ubuntu3" fo:font-size="12pt" officeooo:rsid="0d2ecc1a" style:font-size-asian="12pt" style:font-size-complex="12pt"/>
    </style:style>
    <style:style style:name="T315" style:family="text">
      <style:text-properties fo:color="#000000" style:text-underline-style="none" officeooo:rsid="0bd0b23f" style:font-size-asian="12pt" style:font-size-complex="12pt"/>
    </style:style>
    <style:style style:name="T316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7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8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8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9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0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1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2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3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5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style:use-window-font-color="true"/>
    </style:style>
    <style:style style:name="T34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1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2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3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8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4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7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7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officeooo:rsid="047da547"/>
    </style:style>
    <style:style style:name="T379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0" style:family="text">
      <style:text-properties officeooo:rsid="047fb57c"/>
    </style:style>
    <style:style style:name="T381" style:family="text">
      <style:text-properties officeooo:rsid="047da547"/>
    </style:style>
    <style:style style:name="T382" style:family="text">
      <style:text-properties officeooo:rsid="01657261" style:font-size-asian="12pt" style:font-size-complex="12pt"/>
    </style:style>
    <style:style style:name="T383" style:family="text">
      <style:text-properties officeooo:rsid="04473353"/>
    </style:style>
    <style:style style:name="T384" style:family="text">
      <style:text-properties fo:font-weight="normal" style:font-weight-asian="normal" style:font-weight-complex="normal"/>
    </style:style>
    <style:style style:name="T385" style:family="text">
      <style:text-properties fo:font-weight="normal" officeooo:rsid="0d53468e" style:font-weight-asian="normal" style:font-weight-complex="normal"/>
    </style:style>
    <style:style style:name="T386" style:family="text">
      <style:text-properties fo:font-weight="normal" officeooo:rsid="0d5e9ec2" style:font-weight-asian="normal" style:font-weight-complex="normal"/>
    </style:style>
    <style:style style:name="T387" style:family="text">
      <style:text-properties fo:font-weight="normal" officeooo:rsid="0d516aa8" style:font-weight-asian="normal" style:font-weight-complex="normal"/>
    </style:style>
    <style:style style:name="T388" style:family="text">
      <style:text-properties fo:font-weight="normal" officeooo:rsid="0d6a0c36" style:font-weight-asian="normal" style:font-weight-complex="normal"/>
    </style:style>
    <style:style style:name="T389" style:family="text">
      <style:text-properties officeooo:rsid="06049971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officeooo:rsid="06049971" style:font-weight-asian="bold" style:font-weight-complex="bold"/>
    </style:style>
    <style:style style:name="T392" style:family="text">
      <style:text-properties fo:font-weight="bold" officeooo:rsid="0e0463fc" style:font-weight-asian="bold" style:font-weight-complex="bold"/>
    </style:style>
    <style:style style:name="T393" style:family="text">
      <style:text-properties officeooo:rsid="0594b105"/>
    </style:style>
    <style:style style:name="T394" style:family="text">
      <style:text-properties officeooo:rsid="0aace3cd"/>
    </style:style>
    <style:style style:name="T39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396" style:family="text">
      <style:text-properties fo:font-size="10pt" style:font-size-asian="10pt" style:font-size-complex="10pt"/>
    </style:style>
    <style:style style:name="T397" style:family="text">
      <style:text-properties fo:font-size="10pt" officeooo:rsid="06049971" style:font-size-asian="10pt" style:font-size-complex="10pt"/>
    </style:style>
    <style:style style:name="T398" style:family="text">
      <style:text-properties fo:font-size="10pt" officeooo:rsid="0db4d737" style:font-size-asian="10pt" style:font-size-complex="10pt"/>
    </style:style>
    <style:style style:name="T399" style:family="text">
      <style:text-properties fo:font-size="10pt" officeooo:rsid="0db5d4ba" style:font-size-asian="10pt" style:font-size-complex="10pt"/>
    </style:style>
    <style:style style:name="T400" style:family="text">
      <style:text-properties fo:font-size="10pt" officeooo:rsid="0dd944c0" style:font-size-asian="10pt" style:font-style-asian="italic" style:font-size-complex="10pt" style:font-style-complex="italic"/>
    </style:style>
    <style:style style:name="T401" style:family="text">
      <style:text-properties fo:font-size="10pt" officeooo:rsid="06049971" style:font-size-asian="10pt" style:font-style-asian="italic" style:font-size-complex="10pt" style:font-style-complex="italic"/>
    </style:style>
    <style:style style:name="T402" style:family="text">
      <style:text-properties officeooo:rsid="0394a435"/>
    </style:style>
    <style:style style:name="T403" style:family="text">
      <style:text-properties officeooo:rsid="0b668458"/>
    </style:style>
    <style:style style:name="T404" style:family="text">
      <style:text-properties officeooo:rsid="0c125172"/>
    </style:style>
    <style:style style:name="T405" style:family="text">
      <style:text-properties officeooo:rsid="0d4b2054"/>
    </style:style>
    <style:style style:name="T406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7" style:family="text">
      <style:text-properties officeooo:rsid="0d1ec96e"/>
    </style:style>
    <style:style style:name="T408" style:family="text">
      <style:text-properties officeooo:rsid="0d4a40eb"/>
    </style:style>
    <style:style style:name="T409" style:family="text">
      <style:text-properties officeooo:rsid="0d53468e"/>
    </style:style>
    <style:style style:name="T410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11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12" style:family="text">
      <style:text-properties officeooo:rsid="0de51e68"/>
    </style:style>
    <style:style style:name="T413" style:family="text">
      <style:text-properties officeooo:rsid="0e0463fc"/>
    </style:style>
    <style:style style:name="T414" style:family="text">
      <style:text-properties fo:font-variant="normal" fo:text-transform="none" fo:color="#222222" style:text-line-through-style="none" style:text-line-through-type="none" style:font-name="Ubuntu3" fo:font-size="12pt" fo:letter-spacing="normal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5" style:family="text">
      <style:text-properties fo:font-variant="normal" fo:text-transform="none" fo:color="#222222" style:text-line-through-style="none" style:text-line-through-type="none" style:font-name="Arial2" fo:font-size="12pt" fo:letter-spacing="normal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6" style:family="text">
      <style:text-properties fo:font-variant="normal" fo:text-transform="none" fo:color="#222222" style:text-line-through-style="none" style:text-line-through-type="none" style:font-name="Arial2" fo:font-size="12pt" fo:letter-spacing="normal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75">C</text:span></text:span><text:span text:style-name="Strong_20_Emphasis"><text:span text:style-name="T271">hecklist voor </text:span></text:span><text:span text:style-name="Strong_20_Emphasis"><text:span text:style-name="T278">de installatie</text:span></text:span><text:span text:style-name="Strong_20_Emphasis"><text:span text:style-name="T271"> van </text:span></text:span><text:reference-mark-start text:name="Distributie"/><text:span text:style-name="Strong_20_Emphasis"><text:span text:style-name="T279">Debian</text:span></text:span><text:reference-mark-end text:name="Distributie"/><text:span text:style-name="Strong_20_Emphasis"><text:span text:style-name="T283"> </text:span></text:span><text:span text:style-name="Strong_20_Emphasis"><text:span text:style-name="T285">GNU/Linux </text:span></text:span><text:reference-mark-start text:name="Versie"/><text:span text:style-name="Strong_20_Emphasis"><text:span text:style-name="T279">1</text:span></text:span><text:span text:style-name="Strong_20_Emphasis"><text:span text:style-name="T280">1</text:span></text:span><text:reference-mark-end text:name="Versie"/><text:span text:style-name="Strong_20_Emphasis"><text:span text:style-name="T272"> </text:span></text:span><text:span text:style-name="Strong_20_Emphasis"><text:span text:style-name="T281">LTS</text:span></text:span><text:span text:style-name="Strong_20_Emphasis"><text:span text:style-name="T272"><text:note text:id="ftn1" text:note-class="footnote"><text:note-citation>1</text:note-citation><text:note-body><text:p text:style-name="P82"><text:span text:style-name="T402">Deze versie heeft codenaam </text:span><text:span text:style-name="T321">B</text:span><text:span text:style-name="T329">ullseye</text:span><text:span text:style-name="T403"> </text:span><text:span text:style-name="T404">(</text:span><text:span text:style-name="T329">bullseye</text:span><text:span text:style-name="T404">)</text:span><text:span text:style-name="T403"> </text:span><text:span text:style-name="T322">en is een zogenaamde LTS-versie (Long-Term Support, langetermijnondersteuning). <text:s/></text:span><text:span text:style-name="T323">Deze</text:span><text:span text:style-name="T322"> LTS-versie versch</text:span><text:span text:style-name="T323">een </text:span><text:span text:style-name="T328">in </text:span><text:span text:style-name="T330">augustus</text:span><text:span text:style-name="T322"> 20</text:span><text:span text:style-name="T330">2</text:span><text:span text:style-name="T323">1</text:span><text:span text:style-name="T322"> en wordt vanaf vrijgave </text:span><text:span text:style-name="T328">vijf</text:span><text:span text:style-name="T322"> jaar ondersteund</text:span><text:span text:style-name="T324"> </text:span><text:span text:style-name="T322">(</text:span><text:span text:style-name="T325">updates </text:span><text:span text:style-name="T322">tot </text:span><text:span text:style-name="T330">augustus</text:span><text:span text:style-name="T323"> </text:span><text:span text:style-name="T322">202</text:span><text:span text:style-name="T330">6</text:span><text:span text:style-name="T324">)</text:span><text:span text:style-name="T326">.</text:span></text:p></text:note-body></text:note></text:span></text:span><text:span text:style-name="Strong_20_Emphasis"><text:span text:style-name="T281"> </text:span></text:span><text:reference-mark-start text:name="Editie"/><text:span text:style-name="Strong_20_Emphasis"><text:span text:style-name="T273">desktop</text:span></text:span><text:reference-mark-end text:name="Editie"/><text:span text:style-name="Strong_20_Emphasis"><text:span text:style-name="T274">.</text:span></text:span></text:p>
      <text:p text:style-name="P9"/>
      <text:p text:style-name="P26"><text:span text:style-name="T20">Kijk op</text:span><text:span text:style-name="T27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1"> </text:span><text:span text:style-name="T347">voor</text:span><text:span text:style-name="T348"> </text:span><text:span text:style-name="T349">deze en andere </text:span><text:span text:style-name="T21">checklists, scripts, en overige bestanden.</text:span></text:p>
      <text:p text:style-name="P21"/>
      <text:p text:style-name="P49"><text:span text:style-name="T173">D</text:span><text:span text:style-name="T172">it is een invulbare PD</text:span><text:span text:style-name="T174">F</text:span><text:span text:style-name="T172"> met tekst- en keuzevakken; </text:span><text:span text:style-name="T175">a</text:span><text:span text:style-name="T172">fdrukken is niet noodzakelijk.</text:span></text:p>
      <text:p text:style-name="P10"/>
      <text:p text:style-name="P10">V<text:span text:style-name="T380">ul de waarden in het tekstvak achter de </text:span><text:span text:style-name="Definition"><text:span text:style-name="T381">schuingedrukte</text:span></text:span> <text:span text:style-name="T381">woorden </text:span><text:span text:style-name="T378">(zie toelichting)</text:span><text:span text:style-name="T381">:</text:span></text:p>
      <text:p text:style-name="P3"><text:span text:style-name="Definition"><text:span text:style-name="T354">g</text:span></text:span><text:span text:style-name="Definition"><text:span text:style-name="T353">ebruiker</text:span></text:span><text:span text:style-name="Definition"><text:span text:style-name="T355"><text:tab/><text:tab/></text:span></text:span><text:span text:style-name="Definition"><text:span text:style-name="T346"> <text:tab/><text:tab/></text:span></text:span><text:span text:style-name="T356"><draw:control text:anchor-type="as-char" svg:y="-0.429cm" draw:z-index="32" draw:name="Gebruiker" draw:style-name="gr2" draw:text-style-name="P95" svg:width="6.061cm" svg:height="0.6cm" draw:control="control33"><svg:title>Gebruiker</svg:title><svg:desc>Volledige naam, bijv. Jan Stek</svg:desc></draw:control></text:span><text:span text:style-name="T356"><text:tab/></text:span><text:span text:style-name="T357">(</text:span><text:span text:style-name="T375">volledige naam, bijv. </text:span><text:span text:style-name="T377">Karel Kamer</text:span><text:span text:style-name="T376">)</text:span></text:p>
      <text:p text:style-name="Standard"><text:span text:style-name="Definition"><text:span text:style-name="T354">g</text:span></text:span><text:span text:style-name="Definition"><text:span text:style-name="T353">ebruikersnaam<text:tab/><text:tab/></text:span></text:span><text:span text:style-name="Definition"><text:span text:style-name="T353"><draw:control text:anchor-type="as-char" svg:y="-0.429cm" draw:z-index="33" draw:name="Gberuikersnaam" draw:style-name="gr2" draw:text-style-name="P95" svg:width="6.061cm" svg:height="0.6cm" draw:control="control34"><svg:title>Gebruikersnaam</svg:title><svg:desc>Korte naam, bijv. jan</svg:desc></draw:control></text:span></text:span><text:span text:style-name="Definition"><text:span text:style-name="T353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69">c</text:span></text:span><text:span text:style-name="Definition"><text:span text:style-name="T368">omputernaam<text:tab/><text:tab/></text:span></text:span><text:span text:style-name="Definition"><text:span text:style-name="T356"><draw:control text:anchor-type="as-char" svg:y="-0.429cm" draw:z-index="34" draw:name="Computernaam" draw:style-name="gr2" draw:text-style-name="P95" svg:width="6.061cm" svg:height="0.6cm" draw:control="control35"><svg:title>Computernaam</svg:title><svg:desc>Unieke naam van de computer</svg:desc></draw:control></text:span></text:span><text:span text:style-name="Definition"><text:span text:style-name="T356"><text:tab/></text:span></text:span><text:span text:style-name="Definition"><text:span text:style-name="T360">(</text:span></text:span><text:span text:style-name="Definition"><text:span text:style-name="T358">unieke naam van de compute</text:span></text:span><text:span text:style-name="Definition"><text:span text:style-name="T359">r</text:span></text:span><text:span text:style-name="Definition"><text:span text:style-name="T360">)</text:span></text:span></text:p>
      <text:p text:style-name="P2"><text:span text:style-name="Definition"><text:span text:style-name="T354">o</text:span></text:span><text:span text:style-name="Definition"><text:span text:style-name="T353">pstartmenu</text:span></text:span><text:span text:style-name="Definition"><text:span text:style-name="T356"><text:tab/><text:tab/><text:tab/></text:span></text:span><text:span text:style-name="Definition"><text:span text:style-name="T356"><draw:control text:anchor-type="as-char" svg:y="-0.429cm" draw:z-index="35" draw:name="Opstartmenu" draw:style-name="gr2" draw:text-style-name="P95" svg:width="6.061cm" svg:height="0.6cm" draw:control="control36"><svg:title>Opstartmenu</svg:title><svg:desc>Toets voor het opstartmenu ("bootmenu")</svg:desc></draw:control></text:span></text:span><text:span text:style-name="Definition"><text:span text:style-name="T356"><text:tab/></text:span></text:span><text:span text:style-name="Definition"><text:span text:style-name="T360">(</text:span></text:span><text:span text:style-name="Definition"><text:span text:style-name="T358">to</text:span></text:span><text:span text:style-name="Definition"><text:span text:style-name="T365">ets voor het opstartmedium</text:span></text:span><text:span text:style-name="Definition"><text:span text:style-name="T366">)</text:span></text:span></text:p>
      <text:p text:style-name="P2"><text:span text:style-name="Definition"><text:span text:style-name="T370">i</text:span></text:span><text:span text:style-name="Definition"><text:span text:style-name="T371">nstellingen</text:span></text:span><text:span text:style-name="T360"><text:tab/> <text:tab/><text:tab/></text:span><text:span text:style-name="T360"><draw:control text:anchor-type="as-char" svg:y="-0.429cm" draw:z-index="31" draw:name="Instellingen" draw:style-name="gr2" draw:text-style-name="P95" svg:width="6.061cm" svg:height="0.6cm" draw:control="control32"><svg:title>Instellingen</svg:title><svg:desc>Toets voor het BIOS/UEFI-scherm ("setup")</svg:desc></draw:control></text:span><text:span text:style-name="T360"><text:tab/>(</text:span><text:span text:style-name="T358">toets voor het BIOS/UEFI-scherm</text:span><text:span text:style-name="T360">)</text:span></text:p>
      <text:p text:style-name="P4"><text:span text:style-name="Definition"><text:span text:style-name="T350">2</text:span></text:span><text:span text:style-name="Definition"><text:span text:style-name="T352">e </text:span></text:span><text:span text:style-name="Definition"><text:span text:style-name="T372">gebr</text:span></text:span><text:span text:style-name="Definition"><text:span text:style-name="T350">uiker </text:span></text:span><text:span text:style-name="Definition"><text:span text:style-name="T351">(evt.)</text:span></text:span><text:span text:style-name="T360"><text:tab/></text:span><text:span text:style-name="T360"><draw:control text:anchor-type="as-char" svg:y="-0.429cm" draw:z-index="37" draw:name="Instellingen_0" draw:style-name="gr2" draw:text-style-name="P95" svg:width="6.061cm" svg:height="0.6cm" draw:control="control38"><svg:title>Instellingen</svg:title><svg:desc>Toets voor het BIOS/UEFI-scherm ("setup")</svg:desc></draw:control></text:span><text:span text:style-name="T360"><text:tab/>(volledige naam </text:span><text:span text:style-name="T363">evt. </text:span><text:span text:style-name="T367">2</text:span><text:span text:style-name="T379">e</text:span><text:span text:style-name="T367"> </text:span><text:span text:style-name="T360">gebruiker)</text:span></text:p>
      <text:p text:style-name="P4"><text:span text:style-name="Definition"><text:span text:style-name="T350">2</text:span></text:span><text:span text:style-name="Definition"><text:span text:style-name="T352">e</text:span></text:span><text:span text:style-name="Definition"><text:span text:style-name="T350"> </text:span></text:span><text:span text:style-name="Definition"><text:span text:style-name="T373">g</text:span></text:span><text:span text:style-name="Definition"><text:span text:style-name="T374">ebruikersnaam</text:span></text:span><text:span text:style-name="T360"><text:tab/></text:span><text:span text:style-name="T360"><draw:control text:anchor-type="as-char" svg:y="-0.429cm" draw:z-index="36" draw:name="Instellingen_1" draw:style-name="gr2" draw:text-style-name="P95" svg:width="6.061cm" svg:height="0.6cm" draw:control="control37"><svg:title>Instellingen</svg:title><svg:desc>Toets voor het BIOS/UEFI-scherm ("setup")</svg:desc></draw:control></text:span><text:span text:style-name="T360"><text:tab/>(</text:span><text:span text:style-name="T358">korte naam </text:span><text:span text:style-name="T363">ev</text:span><text:span text:style-name="T364">entuele</text:span><text:span text:style-name="T363"> </text:span><text:span text:style-name="T367">2</text:span><text:span text:style-name="T379">e</text:span><text:span text:style-name="T367"> </text:span><text:span text:style-name="T361">gebr</text:span><text:span text:style-name="T362">uiker</text:span><text:span text:style-name="T360">)</text:span></text:p>
      <text:p text:style-name="P5"><text:span text:style-name="T292">Vervang </text:span><text:span text:style-name="Definition"><text:span text:style-name="T18">schuingedrukte</text:span></text:span><text:span text:style-name="T292"> </text:span><text:span text:style-name="T293">woorden </text:span><text:span text:style-name="T292">in deze checklist door </text:span><text:span text:style-name="T293">boven</text:span><text:span text:style-name="T292">staande waarden.</text:span></text:p>
      <text:p text:style-name="P11"/>
      <text:p text:style-name="P6"><text:span text:style-name="Strong_20_Emphasis"><text:span text:style-name="T287"/></text:span></text:p>
      <text:p text:style-name="P28"><text:span text:style-name="Strong_20_Emphasis"><text:span text:style-name="T120"><draw:control text:anchor-type="as-char" draw:z-index="0" draw:name="Vorm1" draw:style-name="gr1" draw:text-style-name="P94" svg:width="0.35cm" svg:height="0.35cm" draw:control="control1"/></text:span></text:span><text:span text:style-name="Strong_20_Emphasis"><text:span text:style-name="T120"><text:s/><text:tab/></text:span></text:span><text:span text:style-name="T288">Nog niet op Linux?<text:tab/></text:span><text:span text:style-name="T316"></text:span><text:span text:style-name="T294"> </text:span><text:span text:style-name="T295">G</text:span><text:span text:style-name="T289">ebruik </text:span><text:span text:style-name="Strong_20_Emphasis"><text:span text:style-name="T344">Checklist migratie</text:span></text:span><text:span text:style-name="T28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0"> onder </text:span><text:span text:style-name="T300">Linux</text:span><text:span text:style-name="T291">.</text:span></text:p>
      <text:p text:style-name="P42"><text:span text:style-name="Strong_20_Emphasis"><text:span text:style-name="T120"><draw:control text:anchor-type="as-char" draw:z-index="30" draw:name="Vorm2" draw:style-name="gr1" draw:text-style-name="P94" svg:width="0.35cm" svg:height="0.35cm" draw:control="control31"/></text:span></text:span><text:span text:style-name="Strong_20_Emphasis"><text:span text:style-name="T120"><text:s/><text:tab/></text:span></text:span><text:span text:style-name="T296">Nieuwe installatie?<text:tab/></text:span><text:span text:style-name="T317"></text:span><text:span text:style-name="T299"><text:tab/></text:span><text:span text:style-name="T298">B</text:span><text:span text:style-name="T296">egin bij hoofdstuk </text:span><text:span text:style-name="T296"><text:bookmark-ref text:reference-format="page" text:ref-name="__RefNumPara__4009_1271708128">2</text:bookmark-ref></text:span><text:span text:style-name="T296"><text:s text:c="2"/></text:span><text:span text:style-name="T297"><text:bookmark-ref text:reference-format="text" text:ref-name="__RefNumPara__4009_1271708128">Installatie uitvoeren</text:bookmark-ref></text:span><text:span text:style-name="T297">.</text:span></text:p>
      <text:p text:style-name="P1"><text:span text:style-name="Strong_20_Emphasis"><text:span text:style-name="T286"/></text:span></text:p>
      <text:list xml:id="list3110367704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1" draw:name="Vorm3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84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0">.</text:span></text:span></text:p>
          </table:table-cell>
        </table:table-row>
        <table:table-row table:style-name="TableLine94922219338688">
          <table:table-cell table:style-name="_31_._5f_Installatie_5f_voorbereiden.A1" office:value-type="string">
            <text:p text:style-name="P30"><text:span text:style-name="Strong_20_Emphasis"><text:span text:style-name="T84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922219317744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38" draw:name="Vorm4" draw:style-name="gr1" draw:text-style-name="P94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4">Installeer </text:span></text:span><text:span text:style-name="Strong_20_Emphasis"><text:span text:style-name="T102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4">Super</text:span></text:span><text:span text:style-name="Strong_20_Emphasis"><text:span text:style-name="T69">-toets</text:span></text:span><text:span text:style-name="Strong_20_Emphasis"><text:span text:style-name="T69"><text:note text:id="ftn2" text:note-class="footnote"><text:note-citation>2</text:note-citation><text:note-body><text:p text:style-name="P81"><text:span text:style-name="T318">De </text:span><text:span text:style-name="T340">Super</text:span><text:span text:style-name="T318">-toets is de Windows</text:span><text:span text:style-name="T319">-</text:span><text:span text:style-name="T320">toets</text:span><text:span text:style-name="T318">, </text:span><text:span text:style-name="T319">C</text:span><text:span text:style-name="T318">ommand-</text:span><text:span text:style-name="T320">toets</text:span><text:span text:style-name="T318">, of </text:span><text:span text:style-name="T319">V</text:span><text:span text:style-name="T318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9">ter</text:span></text:span><text:span text:style-name="Strong_20_Emphasis"><text:span text:style-name="T150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0">Terminalvenster</text:span></text:span><text:span text:style-name="Strong_20_Emphasis"><text:span text:style-name="T72">.</text:span></text:span><text:span text:style-name="Strong_20_Emphasis"><text:span text:style-name="T97"> </text:span></text:span></text:p>
          </table:table-cell>
        </table:table-row>
        <table:table-row table:style-name="TableLine94922219298640">
          <table:table-cell table:style-name="_31_._5f_Installatie_5f_voorbereiden.A1" office:value-type="string">
            <text:p text:style-name="P53"><text:span text:style-name="Strong_20_Emphasis"><text:span text:style-name="T84"><text:s/></text:span></text:span><text:span text:style-name="Strong_20_Emphasis"><text:span text:style-name="T121"><draw:control text:anchor-type="as-char" draw:z-index="40" draw:name="Vorm4_3" draw:style-name="gr1" draw:text-style-name="P94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60"><text:span text:style-name="T407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0">z</text:span></text:span><text:span text:style-name="Strong_20_Emphasis"><text:span text:style-name="T97">e opdrachten, ieder gevolgd door de </text:span></text:span><text:span text:style-name="Strong_20_Emphasis"><text:span text:style-name="T215">Enter</text:span></text:span><text:span text:style-name="Strong_20_Emphasis"><text:span text:style-name="T70">-toets:<text:line-break/></text:span></text:span><text:span text:style-name="User_20_Entry"><text:span text:style-name="T269">sudo</text:span></text:span><text:span text:style-name="User_20_Entry"><text:span text:style-name="T268"> </text:span></text:span><text:span text:style-name="User_20_Entry"><text:span text:style-name="T269">apt install wget</text:span></text:span></text:p>
            <text:p text:style-name="P60"><text:span text:style-name="User_20_Entry"><text:span text:style-name="T268">wget karelzimmer.nl/</text:span></text:span><text:span text:style-name="User_20_Entry"><text:span text:style-name="T270">kz</text:span></text:span><text:span text:style-name="User_20_Entry"><text:span text:style-name="T268"><text:line-break/>bash </text:span></text:span><text:span text:style-name="User_20_Entry"><text:span text:style-name="T270">kz</text:span></text:span></text:p>
          </table:table-cell>
        </table:table-row>
        <table:table-row table:style-name="TableLine94922219315280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922219395520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2" draw:name="Vorm6" draw:style-name="gr1" draw:text-style-name="P9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87">druk </text:span></text:span><text:span text:style-name="Strong_20_Emphasis"><text:span text:style-name="T82">op de </text:span></text:span><text:span text:style-name="Strong_20_Emphasis"><text:span text:style-name="T214">Super</text:span></text:span><text:span text:style-name="Strong_20_Emphasis"><text:span text:style-name="T82">-toets</text:span></text:span><text:span text:style-name="Strong_20_Emphasis"><text:span text:style-name="T266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3">yp </text:span></text:span><text:span text:style-name="Strong_20_Emphasis"><text:span text:style-name="T139">men</text:span></text:span><text:span text:style-name="Strong_20_Emphasis"><text:span text:style-name="T143">u</text:span></text:span><text:span text:style-name="Strong_20_Emphasis"><text:span text:style-name="T69"> </text:span></text:span><text:span text:style-name="Strong_20_Emphasis"><text:span text:style-name="T78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</text:span></text:span><text:span text:style-name="Strong_20_Emphasis"><text:span text:style-name="T259"> </text:span></text:span><text:span text:style-name="Strong_20_Emphasis"><text:span text:style-name="T242">Installatiem</text:span></text:span><text:span text:style-name="Strong_20_Emphasis"><text:span text:style-name="T241">enu</text:span></text:span><text:span text:style-name="Strong_20_Emphasis"><text:span text:style-name="T82">.</text:span></text:span></text:p>
          </table:table-cell>
        </table:table-row>
        <table:table-row table:style-name="TableLine94922219361536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3" draw:name="Vorm7" draw:style-name="gr1" draw:text-style-name="P9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67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39">1</text:span></text:span><text:span text:style-name="Strong_20_Emphasis"><text:span text:style-name="T245"> - </text:span></text:span><text:span text:style-name="Strong_20_Emphasis"><text:span text:style-name="T246">In</text:span></text:span><text:span text:style-name="Strong_20_Emphasis"><text:span text:style-name="T252">stallatie voorberei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7">Verder</text:span></text:span><text:span text:style-name="Strong_20_Emphasis"><text:span text:style-name="T83">.</text:span></text:span></text:p>
          </table:table-cell>
        </table:table-row>
        <table:table-row table:style-name="TableLine94922219396432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4" draw:name="Vorm8" draw:style-name="gr1" draw:text-style-name="P9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56">Volg de aanwijzingen op het scherm.</text:span></text:span></text:p>
          </table:table-cell>
        </table:table-row>
        <table:table-row table:style-name="TableLine94922219380096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922219362656">
          <table:table-cell table:style-name="_31_._5f_Installatie_5f_voorbereiden.A1" office:value-type="string">
            <text:p text:style-name="P65"><text:span text:style-name="Strong_20_Emphasis"><text:span text:style-name="T84"><text:s/></text:span></text:span><text:span text:style-name="Strong_20_Emphasis"><text:span text:style-name="T121"><draw:control text:anchor-type="as-char" draw:z-index="46" draw:name="Vorm8_0" draw:style-name="gr1" draw:text-style-name="P94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4">Na aanmelden als </text:span></text:span><text:span text:style-name="Strong_20_Emphasis"><text:span text:style-name="T105">eventuele</text:span></text:span><text:span text:style-name="Strong_20_Emphasis"><text:span text:style-name="T104"> </text:span></text:span><text:span text:style-name="Definition"><text:span text:style-name="T16">2</text:span></text:span><text:span text:style-name="Definition"><text:span text:style-name="T410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4">, zoek en start</text:span></text:span><text:span text:style-name="Strong_20_Emphasis"><text:span text:style-name="T216"> </text:span></text:span><text:span text:style-name="Strong_20_Emphasis"><text:span text:style-name="T152">Ins</text:span></text:span><text:span text:style-name="Strong_20_Emphasis"><text:span text:style-name="T153">tallatiemenu</text:span></text:span><text:span text:style-name="Strong_20_Emphasis"><text:span text:style-name="T122"> </text:span></text:span><text:span text:style-name="Strong_20_Emphasis"><text:span text:style-name="T104">en </text:span></text:span><text:span text:style-name="User_20_Entry"><text:span text:style-name="T165">kies <text:line-break/></text:span></text:span><text:span text:style-name="User_20_Entry"><text:span text:style-name="T167">5</text:span></text:span><text:span text:style-name="User_20_Entry"><text:span text:style-name="T168"> -</text:span></text:span><text:span text:style-name="User_20_Entry"><text:span text:style-name="T169"> </text:span></text:span><text:span text:style-name="User_20_Entry"><text:span text:style-name="T167">Opdrachtenmenu</text:span></text:span><text:span text:style-name="User_20_Entry"><text:span text:style-name="T166"> en daarna </text:span></text:span><text:span text:style-name="User_20_Entry"><text:span text:style-name="T171">11</text:span></text:span><text:span text:style-name="User_20_Entry"><text:span text:style-name="T167"> - Instellijst</text:span></text:span><text:span text:style-name="User_20_Entry"><text:span text:style-name="T170"> </text:span></text:span><text:span text:style-name="User_20_Entry"><text:span text:style-name="T163">maken</text:span></text:span><text:span text:style-name="User_20_Entry"><text:span text:style-name="T165">.</text:span></text:span></text:p>
          </table:table-cell>
        </table:table-row>
      </table:table>
      <text:p text:style-name="P23"/>
      <text:list xml:id="list142302312500047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92221939886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5" draw:name="Vorm9" draw:style-name="gr1" draw:text-style-name="P9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1">Start de computer op vanaf </text:span><text:span text:style-name="T312">een </text:span><text:span text:style-name="T312"><text:reference-ref text:reference-format="text" text:ref-name="Distributie">Debian</text:reference-ref></text:span><text:span text:style-name="T312"><text:s/></text:span><text:span text:style-name="Strong_20_Emphasis"><text:span text:style-name="T284"><text:reference-ref text:reference-format="text" text:ref-name="Versie">11</text:reference-ref></text:span></text:span><text:span text:style-name="Strong_20_Emphasis"><text:span text:style-name="T284"><text:s/></text:span></text:span><text:span text:style-name="T314">(</text:span><text:span text:style-name="T313">Live</text:span><text:span text:style-name="T186"><text:note text:id="ftn3" text:note-class="footnote"><text:note-citation>1</text:note-citation><text:note-body><text:p text:style-name="P85"><text:span text:style-name="T383">Vanaf ee</text:span>n Live <text:span text:style-name="T394">USB-stick of </text:span><text:span text:style-name="T327">CD</text:span><text:span text:style-name="T6"> </text:span>kunt <text:span text:style-name="T383">u opstarten en</text:span> met <text:reference-ref text:reference-format="text" text:ref-name="Distributie">Debian</text:reference-ref><text:s/>werken zonder deze te installeren.</text:p></text:note-body></text:note></text:span><text:span text:style-name="T188">)</text:span><text:span text:style-name="T181"> </text:span><text:span text:style-name="T185">GNOME</text:span><text:span text:style-name="T181"> </text:span><text:span text:style-name="T184">USB-stick</text:span><text:span text:style-name="T184"><text:note text:id="ftn4" text:note-class="footnote"><text:note-citation>2</text:note-citation><text:note-body><text:p text:style-name="P86"><text:span text:style-name="T396">D</text:span><text:span text:style-name="Strong_20_Emphasis"><text:span text:style-name="T189">ow</text:span></text:span><text:span text:style-name="Strong_20_Emphasis"><text:span text:style-name="T205">nload </text:span></text:span><text:span text:style-name="Strong_20_Emphasis"><text:span text:style-name="T213">e</text:span></text:span><text:span text:style-name="Strong_20_Emphasis"><text:span text:style-name="T206">e</text:span></text:span><text:span text:style-name="Strong_20_Emphasis"><text:span text:style-name="T207">n</text:span></text:span><text:span text:style-name="Strong_20_Emphasis"><text:span text:style-name="T223"> </text:span></text:span><text:span text:style-name="Strong_20_Emphasis"><text:span text:style-name="T205">Live CD </text:span></text:span><text:span text:style-name="Strong_20_Emphasis"><text:span text:style-name="T210">v</text:span></text:span><text:span text:style-name="Strong_20_Emphasis"><text:span text:style-name="T209">anaf</text:span></text:span><text:span text:style-name="Strong_20_Emphasis"><text:span text:style-name="T192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45">hier</text:span></text:span></text:a><text:span text:style-name="T396">,</text:span><text:span text:style-name="Strong_20_Emphasis"><text:span text:style-name="T193"> </text:span></text:span><text:span text:style-name="Strong_20_Emphasis"><text:span text:style-name="T208">kies </text:span></text:span><text:span text:style-name="T218">...gnome</text:span><text:span text:style-name="T217">+non-fre</text:span><text:span text:style-name="T219">e</text:span><text:span text:style-name="T217">.iso</text:span><text:span text:style-name="Strong_20_Emphasis"><text:span text:style-name="T205">, </text:span></text:span><text:span text:style-name="Strong_20_Emphasis"><text:span text:style-name="T189">e</text:span></text:span><text:span text:style-name="Strong_20_Emphasis"><text:span text:style-name="T191">n </text:span></text:span><text:span text:style-name="T396">plaats een USB-stick </text:span><text:span text:style-name="T398">van </text:span><text:span text:style-name="T396">min</text:span><text:span text:style-name="T399">imaal <text:line-break/></text:span><text:span text:style-name="T396">4 GB.</text:span></text:p><text:p text:style-name="P80"><text:span text:style-name="T396"><text:tab/></text:span><text:span text:style-name="Strong_20_Emphasis"><text:span text:style-name="T212">G</text:span></text:span><text:span text:style-name="Strong_20_Emphasis"><text:span text:style-name="T195">ebruik </text:span></text:span><text:span text:style-name="Strong_20_Emphasis"><text:span text:style-name="T196">het programma balenaEtche</text:span></text:span><text:span text:style-name="Strong_20_Emphasis"><text:span text:style-name="T197">r</text:span></text:span><text:span text:style-name="Strong_20_Emphasis"><text:span text:style-name="T196"> </text:span></text:span><text:span text:style-name="Strong_20_Emphasis"><text:span text:style-name="T198">(</text:span></text:span><text:a xlink:type="simple" xlink:href="https://www.balena.io/etcher/" text:style-name="Internet_20_link" text:visited-style-name="Visited_20_Internet_20_Link"><text:span text:style-name="Strong_20_Emphasis"><text:span text:style-name="T406">etcher.io</text:span></text:span></text:a><text:span text:style-name="Strong_20_Emphasis"><text:span text:style-name="T198">) </text:span></text:span><text:span text:style-name="Strong_20_Emphasis"><text:span text:style-name="T204">om de CD naar de USB-stick te schrijven</text:span></text:span><text:span text:style-name="Strong_20_Emphasis"><text:span text:style-name="T198">; </text:span></text:span><text:span text:style-name="Strong_20_Emphasis"><text:span text:style-name="T196">balenaEtche</text:span></text:span><text:span text:style-name="Strong_20_Emphasis"><text:span text:style-name="T197">r</text:span></text:span><text:span text:style-name="Strong_20_Emphasis"><text:span text:style-name="T200"> is</text:span></text:span><text:span text:style-name="Strong_20_Emphasis"><text:span text:style-name="T198"> </text:span></text:span><text:span text:style-name="Strong_20_Emphasis"><text:span text:style-name="T194">beschikbaar voor </text:span></text:span><text:span text:style-name="Strong_20_Emphasis"><text:span text:style-name="T201">Windows, </text:span></text:span><text:span text:style-name="Strong_20_Emphasis"><text:span text:style-name="T202">OS X</text:span></text:span><text:span text:style-name="Strong_20_Emphasis"><text:span text:style-name="T196">, </text:span></text:span><text:span text:style-name="Strong_20_Emphasis"><text:span text:style-name="T198">en </text:span></text:span><text:span text:style-name="Strong_20_Emphasis"><text:span text:style-name="T203">GNU/</text:span></text:span><text:span text:style-name="Strong_20_Emphasis"><text:span text:style-name="T196">Linux</text:span></text:span><text:span text:style-name="Strong_20_Emphasis"><text:span text:style-name="T199">.</text:span></text:span></text:p></text:note-body></text:note></text:span><text:span text:style-name="T184"> </text:span><text:span text:style-name="T187">of</text:span><text:span text:style-name="T184"> </text:span><text:span text:style-name="T180">C</text:span><text:span text:style-name="T184">D</text:span><text:span text:style-name="T184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1">.</text:span></text:p>
            <text:p text:style-name="P32"><text:span text:style-name="T182">Opstartmenu/</text:span><text:span text:style-name="T183">boot menu</text:span><text:span text:style-name="T182"> </text:span><text:span text:style-name="T181">via </text:span><text:span text:style-name="Definition"><text:span text:style-name="T382">opstartmenu</text:span></text:span><text:span text:style-name="T181">, </text:span><text:span text:style-name="T182">instellingen/</text:span><text:span text:style-name="T183">setup</text:span><text:span text:style-name="T181"> via </text:span><text:span text:style-name="Definition"><text:span text:style-name="T382">instellingen</text:span></text:span><text:span text:style-name="T181">.</text:span></text:p>
          </table:table-cell>
        </table:table-row>
        <table:table-row table:style-name="TableLine9492221953065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6" draw:name="Vorm10" draw:style-name="gr1" draw:text-style-name="P9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8">eerste keuze </text:span></text:span><text:span text:style-name="Strong_20_Emphasis"><text:span text:style-name="T113">en druk op de </text:span></text:span><text:span text:style-name="Strong_20_Emphasis"><text:span text:style-name="T211">Enter</text:span></text:span><text:span text:style-name="Strong_20_Emphasis"><text:span text:style-name="T113">-toets.</text:span></text:span></text:p>
          </table:table-cell>
        </table:table-row>
        <table:table-row table:style-name="TableLine949222196143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4"><text:s/></text:span></text:span><text:span text:style-name="Strong_20_Emphasis"><text:span text:style-name="T121"><draw:control text:anchor-type="as-char" draw:z-index="48" draw:name="Vorm11_0" draw:style-name="gr1" draw:text-style-name="P94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18">Volg de schermen en op het laatste scherm klik op <text:span text:style-name="Strong_20_Emphasis"><text:span text:style-name="T158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><text:span text:style-name="Strong_20_Emphasis"><text:span text:style-name="T84"><text:s/></text:span></text:span><text:span text:style-name="Strong_20_Emphasis"><text:span text:style-name="T121"><draw:control text:anchor-type="as-char" draw:z-index="52" draw:name="Vorm11_1" draw:style-name="gr1" draw:text-style-name="P94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19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922219668144">
          <table:table-cell table:style-name="_32_._5f_Installatie_5f_uitvoeren.A1" office:value-type="string">
            <text:p text:style-name="P58"><text:span text:style-name="Strong_20_Emphasis"><text:span text:style-name="T84"><text:s/></text:span></text:span><text:span text:style-name="Strong_20_Emphasis"><text:span text:style-name="T121"><draw:control text:anchor-type="as-char" draw:z-index="43" draw:name="Vorm13_1" draw:style-name="gr1" draw:text-style-name="P94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92"><text:span text:style-name="Strong_20_Emphasis"><text:span text:style-name="T50">Start de installatie</text:span></text:span><text:span text:style-name="Strong_20_Emphasis"><text:span text:style-name="T125">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4">Super</text:span></text:span><text:span text:style-name="Strong_20_Emphasis"><text:span text:style-name="T69">-toets</text:span></text:span><text:span text:style-name="Strong_20_Emphasis"><text:span text:style-name="T69"><text:note text:id="ftn6" text:note-class="footnote"><text:note-citation>4</text:note-citation><text:note-body><text:p text:style-name="P79"><text:span text:style-name="T318">De </text:span><text:span text:style-name="T340">Super</text:span><text:span text:style-name="T318">-toets is de Windows</text:span><text:span text:style-name="T319">-</text:span><text:span text:style-name="T320">toets</text:span><text:span text:style-name="T318">, </text:span><text:span text:style-name="T319">C</text:span><text:span text:style-name="T318">ommand-</text:span><text:span text:style-name="T320">toets</text:span><text:span text:style-name="T318">, of </text:span><text:span text:style-name="T319">V</text:span><text:span text:style-name="T318">ergrootglas-toets.</text:span></text:p></text:note-body></text:note></text:span></text:span><text:span text:style-name="Strong_20_Emphasis"><text:span text:style-name="T69">,</text:span></text:span><text:span text:style-name="Strong_20_Emphasis"><text:span text:style-name="T58"> </text:span></text:span><text:span text:style-name="Strong_20_Emphasis"><text:span text:style-name="T415">typ </text:span></text:span><text:span text:style-name="Strong_20_Emphasis"><text:span text:style-name="T416">inst</text:span></text:span><text:span text:style-name="Strong_20_Emphasis"><text:span text:style-name="T414"> </text:span></text:span><text:span text:style-name="Strong_20_Emphasis"><text:span text:style-name="T415">en klik op het pictogram van</text:span></text:span><text:span text:style-name="Strong_20_Emphasis"><text:span text:style-name="T106"> </text:span></text:span><text:span text:style-name="Strong_20_Emphasis"><text:span text:style-name="T154">Install Debian</text:span></text:span><text:span text:style-name="Strong_20_Emphasis"><text:span text:style-name="T48">.</text:span></text:span></text:p>
          </table:table-cell>
        </table:table-row>
        <table:table-row table:style-name="TableLine9492221966840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42" draw:name="Vorm13_0" draw:style-name="gr1" draw:text-style-name="P94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Bij </text:span></text:span><text:span text:style-name="Strong_20_Emphasis"><text:span text:style-name="T159">Welcome</text:span></text:span><text:span text:style-name="Strong_20_Emphasis"><text:span text:style-name="T50"> kies </text:span></text:span><text:span text:style-name="Strong_20_Emphasis"><text:span text:style-name="T159">Nederlands</text:span></text:span><text:span text:style-name="Strong_20_Emphasis"><text:span text:style-name="T50"> en klik op </text:span></text:span><text:span text:style-name="Strong_20_Emphasis"><text:span text:style-name="T159">Volgende</text:span></text:span><text:span text:style-name="Strong_20_Emphasis"><text:span text:style-name="T50">.</text:span></text:span></text:p>
          </table:table-cell>
        </table:table-row>
        <table:table-row table:style-name="TableLine94922219668656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1"><draw:control text:anchor-type="as-char" draw:z-index="49" draw:name="Vorm13_2" draw:style-name="gr1" draw:text-style-name="P94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1">Bij <text:span text:style-name="T390">Locatie</text:span> kies bij <text:span text:style-name="T390">Regio</text:span> voor <text:span text:style-name="T390">Europa</text:span> en klik op <text:span text:style-name="T390">Volgende</text:span>.</text:p>
          </table:table-cell>
        </table:table-row>
        <table:table-row table:style-name="TableLine94922219668912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1"><draw:control text:anchor-type="as-char" draw:z-index="50" draw:name="Vorm13_3" draw:style-name="gr1" draw:text-style-name="P94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1">Bij <text:span text:style-name="T390">Toetsenbord</text:span> kies <text:span text:style-name="T390">English (US)</text:span> en klik op <text:span text:style-name="T390">Volgende</text:span>.</text:p>
          </table:table-cell>
        </table:table-row>
        <table:table-row table:style-name="TableLine94922219669168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1"><draw:control text:anchor-type="as-char" draw:z-index="51" draw:name="Vorm13_4" draw:style-name="gr1" draw:text-style-name="P94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0"><text:span text:style-name="T413">Bij </text:span><text:span text:style-name="T392">Partities</text:span><text:span text:style-name="T413"> </text:span><text:span text:style-name="T343">selecteer</text:span><text:span text:style-name="T413"> gewenste methode, </text:span><text:span text:style-name="Strong_20_Emphasis"><text:span text:style-name="T164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59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57">Volgende</text:span></text:span><text:span text:style-name="Strong_20_Emphasis"><text:span text:style-name="T43">.</text:span></text:span></text:p>
          </table:table-cell>
        </table:table-row>
        <table:table-row table:style-name="TableLine9492221966942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7" draw:name="Vorm13" draw:style-name="gr1" draw:text-style-name="P9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19">Bij </text:span></text:span><text:span text:style-name="Strong_20_Emphasis"><text:span text:style-name="T162">Gebruikers</text:span></text:span><text:span text:style-name="Strong_20_Emphasis"><text:span text:style-name="T119"> vul in </text:span></text:span><text:span text:style-name="Strong_20_Emphasis"><text:span text:style-name="T160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10">,</text:span></text:span><text:span text:style-name="Strong_20_Emphasis"><text:span text:style-name="T51"> </text:span></text:span><text:span text:style-name="Strong_20_Emphasis"><text:span text:style-name="T160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61">Wat is de </text:span></text:span><text:span text:style-name="Strong_20_Emphasis"><text:span text:style-name="T160">naam van deze </text:span></text:span><text:span text:style-name="Strong_20_Emphasis"><text:span text:style-name="T161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34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6">V</text:span></text:span><text:span text:style-name="Strong_20_Emphasis"><text:span text:style-name="T135">olgende</text:span></text:span><text:span text:style-name="Strong_20_Emphasis"><text:span text:style-name="T26">.</text:span></text:span></text:p>
          </table:table-cell>
        </table:table-row>
        <table:table-row table:style-name="TableLine9492221966968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8" draw:name="Vorm14" draw:style-name="gr1" draw:text-style-name="P9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2">Bij </text:span></text:span><text:span text:style-name="Strong_20_Emphasis"><text:span text:style-name="T227">Samenvatting</text:span></text:span><text:span text:style-name="Strong_20_Emphasis"><text:span text:style-name="T234"> </text:span></text:span><text:span text:style-name="Strong_20_Emphasis"><text:span text:style-name="T235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7">Installeer</text:span></text:span><text:span text:style-name="Strong_20_Emphasis"><text:span text:style-name="T26">.</text:span></text:span></text:p>
          </table:table-cell>
        </table:table-row>
        <table:table-row table:style-name="TableLine9492221966993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922219670192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9" draw:name="Vorm20" draw:style-name="gr1" draw:text-style-name="P9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8">Verwijder </text:span></text:span><text:span text:style-name="Strong_20_Emphasis"><text:span text:style-name="T129">het </text:span></text:span><text:span text:style-name="Strong_20_Emphasis"><text:span text:style-name="T128">installatiemedium (</text:span></text:span><text:span text:style-name="Strong_20_Emphasis"><text:span text:style-name="T130">USB-stick of </text:span></text:span><text:span text:style-name="Strong_20_Emphasis"><text:span text:style-name="T117">C</text:span></text:span><text:span text:style-name="Strong_20_Emphasis"><text:span text:style-name="T130">D</text:span></text:span><text:span text:style-name="Strong_20_Emphasis"><text:span text:style-name="T267"><text:note-ref text:note-class="footnote" text:reference-format="text" text:ref-name="ftn5">3</text:note-ref></text:span></text:span><text:span text:style-name="Strong_20_Emphasis"><text:span text:style-name="T128">) </text:span></text:span><text:span text:style-name="Strong_20_Emphasis"><text:span text:style-name="T131">en</text:span></text:span><text:span text:style-name="Strong_20_Emphasis"><text:span text:style-name="T128"> </text:span></text:span><text:span text:style-name="Strong_20_Emphasis"><text:span text:style-name="T124">druk </text:span></text:span><text:span text:style-name="Strong_20_Emphasis"><text:span text:style-name="T132">op</text:span></text:span><text:span text:style-name="Strong_20_Emphasis"><text:span text:style-name="T124"> </text:span></text:span><text:span text:style-name="Strong_20_Emphasis"><text:span text:style-name="T113">de </text:span></text:span><text:span text:style-name="Strong_20_Emphasis"><text:span text:style-name="T211">Enter</text:span></text:span><text:span text:style-name="Strong_20_Emphasis"><text:span text:style-name="T113">-toets</text:span></text:span><text:span text:style-name="Strong_20_Emphasis"><text:span text:style-name="T133">.</text:span></text:span></text:p>
          </table:table-cell>
        </table:table-row>
      </table:table>
      <text:p text:style-name="P31"><text:span text:style-name="Strong_20_Emphasis"><text:span text:style-name="T124"/></text:span></text:p>
      <text:list xml:id="list142302484118698" text:continue-numbering="true" text:style-name="L1">
        <text:list-item>
          <text:p text:style-name="P89"><text:span text:style-name="Strong_20_Emphasis"><text:span text:style-name="T225">Installatie </text:span></text:span><text:span text:style-name="Strong_20_Emphasis"><text:span text:style-name="T226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92221965267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0" draw:name="Vorm21" draw:style-name="gr1" draw:text-style-name="P9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59">Encrypteer systeem</text:span></text:span><text:span text:style-name="Strong_20_Emphasis"><text:span text:style-name="T258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0">Enter</text:span></text:span><text:span text:style-name="Strong_20_Emphasis"><text:span text:style-name="T39">-toets.</text:span></text:span></text:p>
          </table:table-cell>
        </table:table-row>
        <table:table-row table:style-name="TableLine949222196610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92221990457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1" draw:name="Vorm22" draw:style-name="gr1" draw:text-style-name="P9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922219904832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922219905088">
          <table:table-cell table:style-name="_33_._5f_Installatie_5f_afronden.A1" office:value-type="string">
            <text:p text:style-name="P66"><text:span text:style-name="Strong_20_Emphasis"><text:span text:style-name="T84"><text:s/></text:span></text:span><text:span text:style-name="Strong_20_Emphasis"><text:span text:style-name="T121"><draw:control text:anchor-type="as-char" draw:z-index="47" draw:name="Vorm22_1" draw:style-name="gr1" draw:text-style-name="P94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54">Volg de schermen en op het laatste scherm klik op</text:span></text:span><text:span text:style-name="Strong_20_Emphasis"><text:span text:style-name="T126"> </text:span></text:span><text:span text:style-name="Strong_20_Emphasis"><text:span text:style-name="T257">Beginnen met Debian GNU/Linux</text:span></text:span><text:span text:style-name="Strong_20_Emphasis"><text:span text:style-name="T126">.</text:span></text:span></text:p>
          </table:table-cell>
        </table:table-row>
        <table:table-row table:style-name="TableLine94922219905344">
          <table:table-cell table:style-name="_33_._5f_Installatie_5f_afronden.A1" office:value-type="string">
            <text:p text:style-name="P75"><text:span text:style-name="Strong_20_Emphasis"><text:span text:style-name="T84"><text:s/></text:span></text:span><text:span text:style-name="Strong_20_Emphasis"><text:span text:style-name="T121"><draw:control text:anchor-type="as-char" draw:z-index="53" draw:name="Vorm11_2" draw:style-name="gr1" draw:text-style-name="P94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Sluit het hulpscherm.</text:p>
          </table:table-cell>
        </table:table-row>
        <table:table-row table:style-name="TableLine949222199056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26"/></text:span></text:p>
          </table:table-cell>
        </table:table-row>
        <table:table-row table:style-name="TableLine9492221990585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2" draw:name="Vorm23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23">gebruikers </text:span></text:span><text:span text:style-name="Strong_20_Emphasis"><text:span text:style-name="T125">toe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4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1</text:note-citation><text:note-body><text:p text:style-name="P79"><text:span text:style-name="T318">De </text:span><text:span text:style-name="T340">Super</text:span><text:span text:style-name="T318">-toets is de Windows</text:span><text:span text:style-name="T319">-</text:span><text:span text:style-name="T320">toets</text:span><text:span text:style-name="T318">, </text:span><text:span text:style-name="T319">C</text:span><text:span text:style-name="T318">ommand-</text:span><text:span text:style-name="T320">toets</text:span><text:span text:style-name="T318">, of </text:span><text:span text:style-name="T319">V</text:span><text:span text:style-name="T318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5">geb</text:span></text:span><text:span text:style-name="Strong_20_Emphasis"><text:span text:style-name="T146">r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</text:span></text:span><text:span text:style-name="Strong_20_Emphasis"><text:span text:style-name="T81">bij </text:span></text:span><text:span text:style-name="Strong_20_Emphasis"><text:span text:style-name="T255">Instellingen </text:span></text:span><text:span text:style-name="Strong_20_Emphasis"><text:span text:style-name="T96">rechts o</text:span></text:span><text:span text:style-name="Strong_20_Emphasis"><text:span text:style-name="T70">p </text:span></text:span><text:span text:style-name="Strong_20_Emphasis"><text:span text:style-name="T256">Gebruikers</text:span></text:span><text:span text:style-name="Strong_20_Emphasis"><text:span text:style-name="T94">.</text:span></text:span></text:p>
          </table:table-cell>
        </table:table-row>
        <table:table-row table:style-name="TableLine9492221990611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3" draw:name="Vorm24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12">Klik links</text:span></text:span><text:span text:style-name="Strong_20_Emphasis"><text:span text:style-name="T127"> </text:span></text:span><text:span text:style-name="Strong_20_Emphasis"><text:span text:style-name="T109">op </text:span></text:span><text:span text:style-name="Strong_20_Emphasis"><text:span text:style-name="T155">Ontgrendelen</text:span></text:span><text:span text:style-name="Strong_20_Emphasis"><text:span text:style-name="T109"> </text:span></text:span><text:span text:style-name="Strong_20_Emphasis"><text:span text:style-name="T108">en daarna op </text:span></text:span><text:span text:style-name="Strong_20_Emphasis"><text:span text:style-name="T248">Gebruik</text:span></text:span><text:span text:style-name="Strong_20_Emphasis"><text:span text:style-name="T249">er</text:span></text:span><text:span text:style-name="Strong_20_Emphasis"><text:span text:style-name="T248"> toevoegen</text:span></text:span><text:span text:style-name="Strong_20_Emphasis"><text:span text:style-name="T108">.</text:span></text:span></text:p>
          </table:table-cell>
        </table:table-row>
        <table:table-row table:style-name="TableLine9492221990636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92221990662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4" draw:name="Vorm25" draw:style-name="gr1" draw:text-style-name="P94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58">een </text:span></text:span><text:span text:style-name="Strong_20_Emphasis"><text:span text:style-name="T88">d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214">Super</text:span></text:span><text:span text:style-name="Strong_20_Emphasis"><text:span text:style-name="T72">-toets</text:span></text:span><text:span text:style-name="Strong_20_Emphasis"><text:span text:style-name="T265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8">sof</text:span></text:span><text:span text:style-name="Strong_20_Emphasis"><text:span text:style-name="T150">t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7">Software</text:span></text:span><text:span text:style-name="Strong_20_Emphasis"><text:span text:style-name="T72">.</text:span></text:span></text:p>
          </table:table-cell>
        </table:table-row>
        <table:table-row table:style-name="TableLine9492221990710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5" draw:name="Vorm26" draw:style-name="gr1" draw:text-style-name="P9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1"><text:span text:style-name="T306">Klik op </text:span><text:span text:style-name="T309">Updates</text:span><text:span text:style-name="T307"> en a</text:span><text:span text:style-name="T305">ls</text:span><text:span text:style-name="T301"> </text:span><text:span text:style-name="T302">er </text:span><text:span text:style-name="T301">updates beschikbaar zijn, k</text:span><text:span text:style-name="T303">lik op </text:span><text:span text:style-name="Strong_20_Emphasis"><text:span text:style-name="T315">Downloaden</text:span></text:span><text:span text:style-name="T303"> </text:span><text:span text:style-name="T308">en vervolgens op </text:span><text:span text:style-name="T310">Herstarten &amp; bijwerken</text:span><text:span text:style-name="T308">.</text:span></text:p>
          </table:table-cell>
        </table:table-row>
        <table:table-row table:style-name="TableLine9492221990769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6" draw:name="Vorm27" draw:style-name="gr1" draw:text-style-name="P9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T304">A</text:span><text:span text:style-name="T393">anmelden als </text:span><text:span text:style-name="Definition"><text:span text:style-name="T8">gebruiker</text:span></text:span>.</text:p>
          </table:table-cell>
        </table:table-row>
        <table:table-row table:style-name="TableLine949222199082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922219908880">
          <table:table-cell table:style-name="_33_._5f_Installatie_5f_afronden.A1" office:value-type="string">
            <text:p text:style-name="P43"><text:span text:style-name="Strong_20_Emphasis"><text:span text:style-name="T84"><text:s/></text:span></text:span><text:span text:style-name="Strong_20_Emphasis"><text:span text:style-name="T121"><draw:control text:anchor-type="as-char" draw:z-index="39" draw:name="Vorm4_1" draw:style-name="gr1" draw:text-style-name="P94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4">Installeer </text:span></text:span><text:span text:style-name="Strong_20_Emphasis"><text:span text:style-name="T103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4">Super</text:span></text:span><text:span text:style-name="Strong_20_Emphasis"><text:span text:style-name="T69">-toets</text:span></text:span><text:span text:style-name="Strong_20_Emphasis"><text:span text:style-name="T265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9">ter</text:span></text:span><text:span text:style-name="Strong_20_Emphasis"><text:span text:style-name="T150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0">Terminalvenster</text:span></text:span><text:span text:style-name="Strong_20_Emphasis"><text:span text:style-name="T97">. </text:span></text:span></text:p>
          </table:table-cell>
        </table:table-row>
        <table:table-row table:style-name="TableLine94922219909472">
          <table:table-cell table:style-name="_33_._5f_Installatie_5f_afronden.A1" office:value-type="string">
            <text:p text:style-name="P53"><text:span text:style-name="Strong_20_Emphasis"><text:span text:style-name="T84"><text:s/></text:span></text:span><text:span text:style-name="Strong_20_Emphasis"><text:span text:style-name="T121"><draw:control text:anchor-type="as-char" draw:z-index="41" draw:name="Vorm4_0" draw:style-name="gr1" draw:text-style-name="P94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59"><text:span text:style-name="T407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1">z</text:span></text:span><text:span text:style-name="Strong_20_Emphasis"><text:span text:style-name="T99">e</text:span></text:span><text:span text:style-name="Strong_20_Emphasis"><text:span text:style-name="T97"> opdrachten, ieder gevolgd door de </text:span></text:span><text:span text:style-name="Strong_20_Emphasis"><text:span text:style-name="T215">Enter</text:span></text:span><text:span text:style-name="Strong_20_Emphasis"><text:span text:style-name="T70">-toets:<text:line-break/></text:span></text:span><text:span text:style-name="User_20_Entry"><text:span text:style-name="T269">sudo</text:span></text:span><text:span text:style-name="User_20_Entry"><text:span text:style-name="T268"> </text:span></text:span><text:span text:style-name="User_20_Entry"><text:span text:style-name="T269">apt install wget</text:span></text:span><text:span text:style-name="User_20_Entry"><text:span text:style-name="T268"><text:line-break/>wget karelzimmer.nl/</text:span></text:span><text:span text:style-name="User_20_Entry"><text:span text:style-name="T270">kz</text:span></text:span><text:span text:style-name="User_20_Entry"><text:span text:style-name="T268"><text:line-break/>bash </text:span></text:span><text:span text:style-name="User_20_Entry"><text:span text:style-name="T270">kz</text:span></text:span></text:p>
          </table:table-cell>
        </table:table-row>
        <table:table-row table:style-name="TableLine94922219910064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92221991065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7" draw:name="Vorm33" draw:style-name="gr1" draw:text-style-name="P9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7">Rond de</text:span></text:span><text:span text:style-name="Strong_20_Emphasis"><text:span text:style-name="T75"> installatie </text:span></text:span><text:span text:style-name="Strong_20_Emphasis"><text:span text:style-name="T77">af </text:span></text:span><text:span text:style-name="Strong_20_Emphasis"><text:span text:style-name="T70">via </text:span></text:span><text:span text:style-name="Strong_20_Emphasis"><text:span text:style-name="T86">een</text:span></text:span><text:span text:style-name="Strong_20_Emphasis"><text:span text:style-name="T85"> druk</text:span></text:span><text:span text:style-name="Strong_20_Emphasis"><text:span text:style-name="T86"> op</text:span></text:span><text:span text:style-name="Strong_20_Emphasis"><text:span text:style-name="T72"> de </text:span></text:span><text:span text:style-name="Strong_20_Emphasis"><text:span text:style-name="T214">Super</text:span></text:span><text:span text:style-name="Strong_20_Emphasis"><text:span text:style-name="T72">-toets</text:span></text:span><text:span text:style-name="Strong_20_Emphasis"><text:span text:style-name="T265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38">men</text:span></text:span><text:span text:style-name="Strong_20_Emphasis"><text:span text:style-name="T143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2">Installatiem</text:span></text:span><text:span text:style-name="Strong_20_Emphasis"><text:span text:style-name="T241">enu</text:span></text:span><text:span text:style-name="Strong_20_Emphasis"><text:span text:style-name="T69">.</text:span></text:span></text:p>
          </table:table-cell>
        </table:table-row>
        <table:table-row table:style-name="TableLine9492221991124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8" draw:name="Vorm34" draw:style-name="gr1" draw:text-style-name="P9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0">3 -</text:span></text:span><text:span text:style-name="Strong_20_Emphasis"><text:span text:style-name="T224"> </text:span></text:span><text:span text:style-name="Strong_20_Emphasis"><text:span text:style-name="T236">Installatie</text:span></text:span><text:span text:style-name="Strong_20_Emphasis"><text:span text:style-name="T237"> </text:span></text:span><text:span text:style-name="Strong_20_Emphasis"><text:span text:style-name="T238">afron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7">Verder</text:span></text:span><text:span text:style-name="Strong_20_Emphasis"><text:span text:style-name="T83">.</text:span></text:span></text:p>
          </table:table-cell>
        </table:table-row>
        <table:table-row table:style-name="TableLine9492221991184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1"><draw:control text:anchor-type="as-char" draw:z-index="19" draw:name="Vorm35" draw:style-name="gr1" draw:text-style-name="P94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6">Volg de aanwijzingen op het scherm.</text:span></text:span></text:p>
          </table:table-cell>
        </table:table-row>
        <table:table-row table:style-name="TableLine94922219912432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922219913024">
          <table:table-cell table:style-name="_33_._5f_Installatie_5f_afronden.A1" office:value-type="string">
            <text:p text:style-name="P61"><text:span text:style-name="Strong_20_Emphasis"><text:span text:style-name="T84"><text:s/></text:span></text:span><text:span text:style-name="Strong_20_Emphasis"><text:span text:style-name="T121"><draw:control text:anchor-type="as-char" draw:z-index="44" draw:name="Vorm35_0" draw:style-name="gr1" draw:text-style-name="P94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3"><text:span text:style-name="T409">De installatie kan nagelopen worden aan de hand van </text:span><text:span text:style-name="T412">een </text:span><text:span text:style-name="T409">bestand</text:span><text:span text:style-name="T408"><text:note text:id="ftn8" text:note-class="footnote"><text:note-citation>2</text:note-citation><text:note-body><text:p text:style-name="P84"><text:span text:style-name="T388">In map </text:span><text:span text:style-name="T385">/usr/local/etc </text:span><text:span text:style-name="T388">bevat </text:span><text:span text:style-name="T338">b</text:span><text:span text:style-name="T385">estand kz_install</text:span><text:span text:style-name="T339">_</text:span><text:span text:style-name="T337">applist</text:span><text:span text:style-name="T385"> </text:span><text:span text:style-name="T386">eerder geïnstalleerde apps</text:span><text:span text:style-name="T387">.</text:span></text:p></text:note-body></text:note></text:span><text:span text:style-name="T409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83"/></text:span></text:p>
      <text:p text:style-name="P35"><text:span text:style-name="Strong_20_Emphasis"><text:span text:style-name="T56"/></text:span></text:p>
      <text:list xml:id="list142301150453770" text:continue-numbering="true" text:style-name="L1">
        <text:list-item>
          <text:p text:style-name="P90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92221987337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0" draw:name="Vorm36" draw:style-name="gr1" draw:text-style-name="P94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6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9" text:note-class="footnote"><text:note-citation>1</text:note-citation><text:note-body><text:p text:style-name="P78"><text:span text:style-name="T389">Na aanmelden als </text:span><text:span text:style-name="Definition"><text:span text:style-name="T400">2</text:span></text:span><text:span text:style-name="Definition"><text:span text:style-name="T411">e</text:span></text:span><text:span text:style-name="Definition"><text:span text:style-name="T400"> </text:span></text:span><text:span text:style-name="Definition"><text:span text:style-name="T401">gebruiker</text:span></text:span><text:span text:style-name="T389">, </text:span><text:span text:style-name="T405">zoek en </text:span><text:span text:style-name="T389">start</text:span><text:span text:style-name="T397"> </text:span><text:span text:style-name="T395">In</text:span><text:span text:style-name="T391">stallatiemenu</text:span><text:span text:style-name="Strong_20_Emphasis"><text:span text:style-name="T259"> </text:span></text:span><text:span text:style-name="T389">en </text:span><text:span text:style-name="User_20_Entry"><text:span text:style-name="T220">kies </text:span></text:span><text:span text:style-name="User_20_Entry"><text:span text:style-name="T222">4 -</text:span></text:span><text:span text:style-name="User_20_Entry"><text:span text:style-name="T220"> </text:span></text:span><text:span text:style-name="User_20_Entry"><text:span text:style-name="T221">Gebruiker inrichten</text:span></text:span><text:span text:style-name="User_20_Entry"><text:span text:style-name="T220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70">via </text:span></text:span><text:span text:style-name="Strong_20_Emphasis"><text:span text:style-name="T79">het </text:span></text:span><text:span text:style-name="Strong_20_Emphasis"><text:span text:style-name="T141">Installatiemenu</text:span></text:span><text:span text:style-name="Strong_20_Emphasis"><text:span text:style-name="T259"> </text:span></text:span><text:span text:style-name="Strong_20_Emphasis"><text:span text:style-name="T80">en </text:span></text:span><text:span text:style-name="Strong_20_Emphasis"><text:span text:style-name="T68">keuze</text:span></text:span><text:span text:style-name="Strong_20_Emphasis"><text:span text:style-name="T65"> </text:span></text:span><text:span text:style-name="Strong_20_Emphasis"><text:span text:style-name="T240">4 -</text:span></text:span><text:span text:style-name="Strong_20_Emphasis"><text:span text:style-name="T224"> </text:span></text:span><text:span text:style-name="T253">Gebruiker inrichten</text:span><text:span text:style-name="Strong_20_Emphasis"><text:span text:style-name="T59">.</text:span></text:span></text:p>
          </table:table-cell>
        </table:table-row>
        <table:table-row table:style-name="TableLine9492221990088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1" draw:name="Vorm37" draw:style-name="gr1" draw:text-style-name="P94" svg:width="0.35cm" svg:height="0.35cm" draw:control="control22"/></text:span></text:span></text:p>
          </table:table-cell>
          <table:table-cell table:style-name="Tabel2.A1" office:value-type="string">
            <text:p text:style-name="P41"><text:span text:style-name="Strong_20_Emphasis"><text:span text:style-name="T384">Volg de aanwijzingen op het scherm.</text:span></text:span></text:p>
          </table:table-cell>
        </table:table-row>
        <table:table-row table:style-name="TableLine94922219741104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922219739984">
          <table:table-cell table:style-name="Tabel2.A1" office:value-type="string">
            <text:p text:style-name="P62"><text:span text:style-name="Strong_20_Emphasis"><text:span text:style-name="T84"><text:s/></text:span></text:span><text:span text:style-name="Strong_20_Emphasis"><text:span text:style-name="T121"><draw:control text:anchor-type="as-char" draw:z-index="45" draw:name="Vorm37_0" draw:style-name="gr1" draw:text-style-name="P94" svg:width="0.35cm" svg:height="0.35cm" draw:control="control46"/></text:span></text:span></text:p>
          </table:table-cell>
          <table:table-cell table:style-name="Tabel2.A1" office:value-type="string">
            <text:p text:style-name="P64"><text:span text:style-name="T341">Het</text:span><text:span text:style-name="T409"> </text:span><text:span text:style-name="T342">inrichten </text:span><text:span text:style-name="T409">kan nagelopen worden aan de hand van bestanden</text:span><text:span text:style-name="T408"><text:note text:id="ftn10" text:note-class="footnote"><text:note-citation>2</text:note-citation><text:note-body><text:p text:style-name="P83"><text:span text:style-name="T336">I</text:span><text:span text:style-name="T332">n</text:span><text:span text:style-name="T333"> de Persoonlijke map </text:span><text:span text:style-name="T332">bevat </text:span><text:span text:style-name="T336">map </text:span><text:span text:style-name="T333">kz_setup_list</text:span><text:span text:style-name="T331">s </text:span><text:span text:style-name="T335">bestanden met</text:span><text:span text:style-name="T332"> </text:span><text:span text:style-name="T334">eerder gekozen gebruikersfoto, </text:span><text:span text:style-name="T333">bureaubladachtergrond, favorieten, en opdrachtgeschiedenis.</text:span></text:p></text:note-body></text:note></text:span><text:span text:style-name="T409"> aangemaakt in hoofdstuk 1 met keuze 1 - Installatie voorbereiden.</text:span></text:p>
          </table:table-cell>
        </table:table-row>
        <table:table-row table:style-name="TableLine9492221973924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92222011963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2" draw:name="Vorm38" draw:style-name="gr1" draw:text-style-name="P94" svg:width="0.35cm" svg:height="0.35cm" draw:control="control23"/></text:span></text:span></text:p>
          </table:table-cell>
          <table:table-cell table:style-name="Tabel2.A1" office:value-type="string">
            <text:p text:style-name="P41"><text:span text:style-name="Strong_20_Emphasis"><text:span text:style-name="T64">Herstart de computer.</text:span></text:span></text:p>
          </table:table-cell>
        </table:table-row>
        <table:table-row table:style-name="TableLine949222201202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92222012081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3" draw:name="Vorm39" draw:style-name="gr1" draw:text-style-name="P94" svg:width="0.35cm" svg:height="0.35cm" draw:control="control24"/></text:span></text:span></text:p>
          </table:table-cell>
          <table:table-cell table:style-name="Tabel2.A1" office:value-type="string">
            <text:p text:style-name="P41"><text:span text:style-name="Strong_20_Emphasis"><text:span text:style-name="T58">Aanmelden als </text:span></text:span><text:span text:style-name="Definition"><text:span text:style-name="T13">gebruiker</text:span></text:span><text:span text:style-name="Strong_20_Emphasis"><text:span text:style-name="T58">.</text:span></text:span></text:p>
          </table:table-cell>
        </table:table-row>
        <table:table-row table:style-name="TableLine949222201122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92222011286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4" draw:name="Vorm40" draw:style-name="gr1" draw:text-style-name="P94" svg:width="0.35cm" svg:height="0.35cm" draw:control="control25"/></text:span></text:span></text:p>
          </table:table-cell>
          <table:table-cell table:style-name="Tabel2.A1" office:value-type="string">
            <text:p text:style-name="P52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57">LVM met encryptie</text:span></text:span><text:span text:style-name="Strong_20_Emphasis"><text:span text:style-name="T258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56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16">balk</text:span></text:span><text:span text:style-name="Strong_20_Emphasis"><text:span text:style-name="T38">.</text:span></text:span></text:p>
          </table:table-cell>
        </table:table-row>
        <table:table-row table:style-name="TableLine949222201134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92222011771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5" draw:name="Vorm41" draw:style-name="gr1" draw:text-style-name="P94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231">Maak een </text:span></text:span><text:span text:style-name="Strong_20_Emphasis"><text:span text:style-name="T233">back-up</text:span></text:span><text:span text:style-name="Strong_20_Emphasis"><text:span text:style-name="T231"> </text:span></text:span><text:span text:style-name="Strong_20_Emphasis"><text:span text:style-name="T230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4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0">men</text:span></text:span><text:span text:style-name="Strong_20_Emphasis"><text:span text:style-name="T144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2">Installatie</text:span></text:span><text:span text:style-name="Strong_20_Emphasis"><text:span text:style-name="T243">m</text:span></text:span><text:span text:style-name="Strong_20_Emphasis"><text:span text:style-name="T241">enu</text:span></text:span><text:span text:style-name="Strong_20_Emphasis"><text:span text:style-name="T69">.</text:span></text:span></text:p>
          </table:table-cell>
        </table:table-row>
        <table:table-row table:style-name="TableLine9492222011830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6" draw:name="Vorm42" draw:style-name="gr1" draw:text-style-name="P94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262">K</text:span></text:span><text:span text:style-name="Strong_20_Emphasis"><text:span text:style-name="T231">ies</text:span></text:span><text:span text:style-name="Strong_20_Emphasis"><text:span text:style-name="T230"> </text:span></text:span><text:span text:style-name="Strong_20_Emphasis"><text:span text:style-name="T250">5 -</text:span></text:span><text:span text:style-name="T229"> </text:span><text:span text:style-name="T250">Opdrachtenmenu</text:span><text:span text:style-name="T231">, </text:span><text:span text:style-name="T264">kies</text:span><text:span text:style-name="T231"> </text:span><text:span text:style-name="T251">1 -</text:span><text:span text:style-name="T229"> </text:span><text:span text:style-name="T254">Back-up</text:span><text:span text:style-name="T251"> </text:span><text:span text:style-name="T254">maken</text:span><text:span text:style-name="T229">,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7">Verder</text:span></text:span><text:span text:style-name="Strong_20_Emphasis"><text:span text:style-name="T83">.</text:span></text:span></text:p>
          </table:table-cell>
        </table:table-row>
        <table:table-row table:style-name="TableLine9492222011889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7" draw:name="Vorm43" draw:style-name="gr1" draw:text-style-name="P94" svg:width="0.35cm" svg:height="0.35cm" draw:control="control28"/></text:span></text:span></text:p>
          </table:table-cell>
          <table:table-cell table:style-name="Tabel2.A1" office:value-type="string">
            <text:p text:style-name="P41"><text:span text:style-name="Strong_20_Emphasis"><text:span text:style-name="T228">Volg de aanwijzingen op het scherm.</text:span></text:span></text:p>
          </table:table-cell>
        </table:table-row>
        <table:table-row table:style-name="TableLine949222201147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92222011547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8" draw:name="Vorm44" draw:style-name="gr1" draw:text-style-name="P94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61">Plan automatische </text:span></text:span><text:span text:style-name="Strong_20_Emphasis"><text:span text:style-name="T263">reservekopieën</text:span></text:span><text:span text:style-name="Strong_20_Emphasis"><text:span text:style-name="T231"> </text:span></text:span><text:span text:style-name="Strong_20_Emphasis"><text:span text:style-name="T232">in </text:span></text:span><text:span text:style-name="Strong_20_Emphasis"><text:span text:style-name="T230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4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2">res</text:span></text:span><text:span text:style-name="Strong_20_Emphasis"><text:span text:style-name="T151">e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4">lik op </text:span></text:span><text:span text:style-name="Strong_20_Emphasis"><text:span text:style-name="T95">het </text:span></text:span><text:span text:style-name="Strong_20_Emphasis"><text:span text:style-name="T70">pictogram </text:span></text:span><text:span text:style-name="Strong_20_Emphasis"><text:span text:style-name="T95">van</text:span></text:span><text:span text:style-name="Strong_20_Emphasis"><text:span text:style-name="T74"> </text:span></text:span><text:span text:style-name="Strong_20_Emphasis"><text:span text:style-name="T244">Reservekopieën</text:span></text:span><text:span text:style-name="Strong_20_Emphasis"><text:span text:style-name="T69">.</text:span></text:span></text:p>
          </table:table-cell>
        </table:table-row>
        <table:table-row table:style-name="TableLine9492222009628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1"><draw:control text:anchor-type="as-char" draw:z-index="29" draw:name="Vorm45" draw:style-name="gr1" draw:text-style-name="P94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228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0"/>
      <text:p text:style-name="P68"><text:span text:style-name="T176">E</text:span><text:span text:style-name="T177">inde c</text:span><text:span text:style-name="T178">hecklist, </text:span><text:span text:style-name="T179">d</text:span><text:span text:style-name="T178">e</text:span><text:span text:style-name="T276"> installatie va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85">GNU/Linux</text:span></text:span><text:span text:style-name="Strong_20_Emphasis"><text:span text:style-name="T276"> </text:span></text:span><text:span text:style-name="T277"><text:reference-ref text:reference-format="text" text:ref-name="Versie">11</text:reference-ref></text:span><text:span text:style-name="T276"><text:s/></text:span><text:span text:style-name="T282">LTS </text:span><text:span text:style-name="T276"><text:reference-ref text:reference-format="text" text:ref-name="Editie">desktop</text:reference-ref></text:span><text:span text:style-name="T276"><text:s/>is voltooid.</text:span></text:p>
      <text:p text:style-name="P22"/>
      <text:p text:style-name="P7"><text:span text:style-name="T111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, Helvetica, sans-serif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desktop.odt</text:file-name></text:span><text:span text:style-name="MT2"><text:tab/></text:span><text:span text:style-name="MT1"><text:date style:data-style-name="N36" text:date-value="2021-09-02T14:23:00.252549983">02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2T14:23:00.166647069</dc:date>
    <meta:keyword>Installatie</meta:keyword>
    <meta:keyword>Checklist</meta:keyword>
    <meta:keyword>Linux</meta:keyword>
    <meta:editing-cycles>6369</meta:editing-cycles>
    <meta:editing-duration>P11DT6H5M26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35" meta:character-count="6240" meta:non-whitespace-character-count="5312"/>
    <meta:user-defined meta:name="Info 1"/>
    <meta:user-defined meta:name="Info 2"/>
    <meta:user-defined meta:name="Info 3"/>
    <meta:user-defined meta:name="Info 4"/>
  </office:meta>
</office:document-meta>
</file>